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redPoolDataSource.readObject( Object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haredPoolDataSource.setMaxActive( int maxAc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aredPoolDataSource.SharedPool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haredPoolDataSource.getPooledConnectionAndInfo( String username , String passwor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haredPoolDataSource.getMaxWa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PoolDataSource.setMaxIdle( int maxId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aredPoolDataSource.getMax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PoolDataSource.registerPool(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haredPoolDataSource.setupDefaults( Connection con , String user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haredPoolDataSource.setMaxWait( int maxWa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aredPoolDataSource.getNumId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PoolDataSource.getMaxI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PoolDataSource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aredPoolDataSource.getUserPassKey( String username , String passwo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haredPoolDataSource.get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aredPoolDataSource.getNumActi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